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text-properties style:text-line-through-style="none" style:text-line-through-type="none" fo:font-size="7pt" style:text-underline-style="none" style:font-size-asian="7pt"/>
    </style:style>
    <style:style style:name="P2" style:family="paragraph" style:parent-style-name="Default">
      <style:text-properties style:text-line-through-style="none" style:text-line-through-type="none" fo:font-size="7.5pt" style:text-underline-style="none" fo:font-weight="bold" style:font-size-asian="7.5pt" style:font-weight-asian="bold"/>
    </style:style>
    <style:style style:name="P3" style:family="paragraph" style:parent-style-name="Standard">
      <style:text-properties style:text-line-through-style="none" style:text-line-through-type="none" fo:font-size="7pt" style:text-underline-style="none" style:font-size-asian="7pt"/>
    </style:style>
    <style:style style:name="P4" style:family="paragraph" style:parent-style-name="Standard">
      <style:text-properties style:text-line-through-style="none" style:text-line-through-type="none" fo:font-size="7pt" fo:font-style="normal" style:text-underline-style="none" fo:font-weight="normal" style:font-size-asian="7pt" style:font-style-asian="normal" style:font-weight-asian="normal"/>
    </style:style>
    <style:style style:name="P5" style:family="paragraph" style:parent-style-name="Standard">
      <style:text-properties style:text-line-through-style="none" style:text-line-through-type="none" fo:font-size="7pt" fo:font-style="normal" style:text-underline-style="none" fo:font-weight="normal" officeooo:paragraph-rsid="000ea0a6" style:font-size-asian="7pt" style:font-style-asian="normal" style:font-weight-asian="normal"/>
    </style:style>
    <style:style style:name="P6" style:family="paragraph" style:parent-style-name="Standard">
      <style:text-properties style:text-line-through-style="none" style:text-line-through-type="none" fo:font-size="7.5pt" fo:font-style="normal" style:text-underline-style="none" fo:font-weight="bold" style:font-size-asian="7.5pt" style:font-style-asian="normal" style:font-weight-asian="bold"/>
    </style:style>
    <style:style style:name="T1" style:family="text">
      <style:text-properties style:text-line-through-style="none" style:text-line-through-type="none" fo:font-size="7pt" fo:font-style="normal" style:text-underline-style="none" fo:font-weight="normal" style:font-size-asian="7pt" style:font-style-asian="normal" style:font-weight-asian="normal"/>
    </style:style>
    <style:style style:name="T2" style:family="text">
      <style:text-properties style:text-line-through-style="none" style:text-line-through-type="none" fo:font-size="7pt" fo:font-style="normal" style:text-underline-style="none" fo:font-weight="normal" officeooo:rsid="00108a69" style:font-size-asian="7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X-ray diffraction analysis</text:p>
      <text:p text:style-name="P1">X-ray diffraction analyzes were carried out on three specimens for each rock variety. For the detection of clay minerals, additional analyzes were carried out after lilycol vaporization and heating in order to determine the existing clay mineral spectrum more precisely. The X-ray diffractometry resulted in qualitative information on the lipmum mineral inventory of the rocks. All. Analyzes were carried out on a diffractometer .h ..; Type "Kristalloflex" carried out by Siemens</text:p>
      <text:p text:style-name="P3"/>
      <text:p text:style-name="P1">Transmission microscopic analysis</text:p>
      <text:p text:style-name="P1">Erl. Rock variety, two thin sections each, both perpendicular and parallel to the stratification, were made and examined microscopically. The thin section mimicry resulted in quantitative information on the modal inventory and the structural characteristics of the rocks. The rear structure, recognizable in the inner section, was logically documented in several magnification levels with parallel and crossed Nicels.</text:p>
      <text:p text:style-name="P4">Mercury porosimetry</text:p>
      <text:p text:style-name="P4"/>
      <text:p text:style-name="P4">With the help of a mercury porosimeter of the type "Porosimeter 2000" from Carlo Erbe, the porosity of a body is measured in the radius range from r = 7.5 · 10-6m to r =: 3.75 0-'m according to the principle of pressure-dependent mercury damage.</text:p>
      <text:p text:style-name="P4">The principle of the sea is based on the capillary law. This means for non-wetting liquids with a contact angle 3&gt; 90 ° that a certain pressure P can be given for each capillary radius r, which one has to apply to a certain liquid. here mercury, to be pressed into the capillary (5. and equations 1 and 2).</text:p>
      <text:p text:style-name="P5">Of I? -141 e process sees. as follows: </text:p>
      <text:p text:style-name="P5"/>
      <text:p text:style-name="P5">The sample to be examined (approx. 2 cm3) is placed in a two-part glass vessel, a so-called dilatometer. The ordere part. the actual sample container. is closed with a ground glass yeast that runs out in a high-precision capillary. The vessel with the sample is evacuated in a low pressure part and filled with Viocksliber up to the maximum height. Then the dilatometer is ventilated step by step until normal pressure has disappeared. The lowering of the mercury enlocus in the capillary is registered here. The drop is a measure of the amount of mercury absorbed by the Imrohe at a certain pressure level. In Nieder-Arltrklnil the pore proportion is determined above r = 7.5 • 10-6m. After reaching normal pressure, the measuring vessel is converted into the IlochdruckporosImeter. lin the pressure part of the device. the all-round pressure is continuously up to over increase. While the pressure is increasing, the relevant pressure and the associated reduction in mercury can be recorded for up to 630 measuring points. The graduation, storage and further processing of the measurement data is done by a computer.</text:p>
      <text:p text:style-name="P4">If the pressure and the corresponding amount of mercury are known for a measuring point, the capillary radius can be determined from the pressure and the empty volume can be determined from the amount of mercury, which was PIM through openings with the calculated radius. The processing of the measurement data takes place through a statistical distribution of the radii and volumes on the basis of an idealized pore model. Such a model provides a calculable pore geometry, usually cylinders or spheres, and a calculable connection of the pores by capillaries. In the investigations carried out, the calculations were made with a modified basic erugram on the basis of a cylinder-pore model. The results of each porosity measurement calculated in front of the computer can be called up in the form of a "date listing" or as a graphic representation. The "data listing" shows the registered Hg lowering and the associated pressure for each measuring point</text:p>
      <text:p text:style-name="P4">Given, it also contains calculated values ​​for the pore radius in m • 10-6, the cumulative Hg volume in mra, • g-i, the cumulative Hg volume in%. the relative pore volume in%, the cumulative specific surface in m2.g-1 and the surface distribution in m2 • g-1. On the basis of all the calculated porosity values, various graphs can be plotted. It is about</text:p>
      <text:p text:style-name="P4">ei atistically processed representations of the pore wheel distribution.</text:p>
      <text:p text:style-name="P6">BET</text:p>
      <text:p text:style-name="P6">The specific surface area of ​​solids can be determined with the nitrogen adsorption method according to BRUNAHER, EMMET and TELLER (BET method). The measuring device of the type "Areameter 11" from Ströhlein consists of two glass colds of equal volume which are each connected to one leg of a U-shaped manometer. The system is filled with gaseous nitrogen and, for the measuring process, closed to the atmosphere by closing all valves -echloesen. When the two keelbells cool down to the temperature of liquid nitrogen (-193`C), the nitrogen molecules in the sample flask lay as a monomolecular layer on the surface of the sample material. This adsorption process is registered as a pressure drop on the manometer arm connected to the sample vessel. Because the area required by a nitrogen molecule is known (16.2. 10-1erne), it is possible to calculate the specific (mass-related) surface of the sample material.</text:p>
      <text:p text:style-name="P4">Buoyancy Procedure</text:p>
      <text:p text:style-name="P4">In order to compare the data provided by the mercury porosimetry for the bulk density, the true density and the total porosity, these parameters can also be determined using the so-called buoyancy method.</text:p>
      <text:p text:style-name="Standard"><text:span text:style-name="T1">For this purpose, five drill cores 4 cm in diameter and 4 cm in height were extracted from existing rock slabs for each type of rock. The cores were then dried to constant weight at 110 "0 ± 5'C and weighed after cooling for one hour. This resulted in the initial dry weight. The samples were then in the autoclave, after one hour of evacuation, at 160 bar for 24 hours with a maximum of water The difference between the wet weight and the initial dry weight gave the amount of water absorbed, the volume of which represents the pore volume of the samples The initial dry weight and buoyancy weight represented the weight of the amount of liquid displaced by the mineral body. The volume of this amount of liquid was identical to the volume of the mineral body. From the initial dry weight, the pore volume and the mineral body volume, the values ​​</text:span><text:span text:style-name="T2">f</text:span><text:span text:style-name="T1">or the bulk density, the pure density and di e Calculate total porosity.</text:span></text:p>
      <text:p text:style-name="P2">Ultrasonic procedure</text:p>
      <text:p text:style-name="P2">The ultrasound speeds of the dry and water-saturated rocks were determined for all types of rock examined. For this purpose, the ultrasound transit time through the sample was measured on three drill cores each 4 cm in diameter and 4 cm in length. When measuring in the dripping wet state, water was used as coupling agent and in the dry state glycerine was used. An "ultrasonlc tester BP III" from Dr Steinkamp was used as the measuring device. With a natural frequency of the transducers of 60 kHz, the measurement accuracy was ± 1 es. The ultrasonic speeds In m • se1 were calculated from the measured transit times and the sample length.</text:p>
      <text:p text:style-name="P2"/>
      <text:p text:style-name="P2">Determination of compressive strength</text:p>
      <text:p text:style-name="P2">The uniaxial compressive strength was determined at right angles to the stratification for all types of rock investigated. For this purpose, three drill cores each 4 cm in height and approx. 4 cm in height were pulled from existing rock slabs. The cores were then leveled with a special cement in such a way that plane-parallel base surfaces were created. According to DIN 62106, the prepared cores were then subjected to uniaxial pressure until they fractured.</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30T09:31:46.370000000</meta:creation-date>
    <meta:editing-duration>P2DT13H16M</meta:editing-duration>
    <meta:editing-cycles>2</meta:editing-cycles>
    <meta:generator>LibreOffice/6.2.3.2$Windows_X86_64 LibreOffice_project/aecc05fe267cc68dde00352a451aa867b3b546ac</meta:generator>
    <dc:date>2021-07-04T15:11:39.735000000</dc:date>
    <meta:document-statistic meta:table-count="0" meta:image-count="0" meta:object-count="0" meta:page-count="1" meta:paragraph-count="21" meta:word-count="1206" meta:character-count="7282" meta:non-whitespace-character-count="6090"/>
  </office:meta>
</office:document-meta>
</file>